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ATION DES ACCIDENTS DE TRAVAIL</text:h>
      <text:h text:style-name="Heading_20_1" text:outline-level="1">Référence état : <text:s/><text:text-input text:description="&lt;ref_statement&gt;">&lt;ref_statement&gt;</text:text-input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invoice&gt;">&lt;line.invoice_id.date_invoice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4">Total :</text:p>
          </table:table-cell>
          <table:covered-table-cell/>
          <table:table-cell table:style-name="Tableau1.G8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4-24T23:22:24</dc:date>
    <meta:editing-duration>PT7H4M23S</meta:editing-duration>
    <meta:editing-cycles>118</meta:editing-cycles>
    <meta:generator>LibreOffice/3.5$Linux_X86_64 LibreOffice_project/350m1$Build-2</meta:generator>
    <meta:document-statistic meta:table-count="1" meta:image-count="0" meta:object-count="0" meta:page-count="1" meta:paragraph-count="20" meta:word-count="61" meta:character-count="512" meta:non-whitespace-character-count="468"/>
  </office:meta>
</office:document-meta>
</file>